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monospace"/>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528in" fo:margin-left="0.491in" table:align="left"/>
    </style:style>
    <style:style style:name="Table1.A" style:family="table-column">
      <style:table-column-properties style:column-width="1.9049in"/>
    </style:style>
    <style:style style:name="Table1.B" style:family="table-column">
      <style:table-column-properties style:column-width="2.7326in"/>
    </style:style>
    <style:style style:name="Table1.C" style:family="table-column">
      <style:table-column-properties style:column-width="2.9153in"/>
    </style:style>
    <style:style style:name="Table1.A1" style:family="table-cell">
      <style:table-cell-properties style:border-line-width-left="0.0035in 0.0035in 0.0035in" style:border-line-width-top="0.0035in 0.0035in 0.0035in" style:border-line-width-bottom="0.0035in 0.0035in 0.0035in" fo:padding-left="0.0201in" fo:padding-right="0in" fo:padding-top="0.0201in" fo:padding-bottom="0.0201in" fo:border-left="0.75pt double #808080" fo:border-right="none" fo:border-top="0.75pt double #808080" fo:border-bottom="0.75pt double #808080"/>
    </style:style>
    <style:style style:name="Table1.B1" style:family="table-cell">
      <style:table-cell-properties style:border-line-width-left="0in 0.0014in 0.0007in" style:border-line-width-top="0.0035in 0.0035in 0.0035in" style:border-line-width-bottom="0.0035in 0.0035in 0.0035in" fo:padding-left="0.0201in" fo:padding-right="0in" fo:padding-top="0.0201in" fo:padding-bottom="0.0201in" fo:border-left="0.05pt double #808080" fo:border-right="none" fo:border-top="0.75pt double #808080" fo:border-bottom="0.75pt double #808080"/>
    </style:style>
    <style:style style:name="Table1.C1" style:family="table-cell">
      <style:table-cell-properties style:border-line-width-left="0in 0.0014in 0.0007in" style:border-line-width-right="0.0035in 0.0035in 0.0035in" style:border-line-width-top="0.0035in 0.0035in 0.0035in" style:border-line-width-bottom="0.0035in 0.0035in 0.0035in" fo:padding="0.0201in" fo:border-left="0.05pt double #808080" fo:border-right="0.75pt double #808080" fo:border-top="0.75pt double #808080" fo:border-bottom="0.75pt double #808080"/>
    </style:style>
    <style:style style:name="P1" style:family="paragraph" style:parent-style-name="Table_20_Contents">
      <style:paragraph-properties fo:margin-top="0in" fo:margin-bottom="0in" loext:contextual-spacing="false" fo:text-align="center" style:justify-single-word="false"/>
    </style:style>
    <style:style style:name="P2" style:family="paragraph" style:parent-style-name="Text_20_body" style:list-style-name="L4"/>
    <style:style style:name="P3" style:family="paragraph" style:parent-style-name="Text_20_body">
      <style:paragraph-properties fo:margin-top="0in" fo:margin-bottom="0in" loext:contextual-spacing="false"/>
    </style:style>
    <style:style style:name="P4" style:family="paragraph" style:parent-style-name="Text_20_body" style:list-style-name="L4">
      <style:paragraph-properties fo:margin-top="0in" fo:margin-bottom="0in" loext:contextual-spacing="false"/>
    </style:style>
    <style:style style:name="P5" style:family="paragraph" style:parent-style-name="Text_20_body" style:list-style-name="L4">
      <style:paragraph-properties fo:margin-top="0in" fo:margin-bottom="0in" loext:contextual-spacing="false"/>
      <style:text-properties fo:font-weight="bold"/>
    </style:style>
    <style:style style:name="P6" style:family="paragraph" style:parent-style-name="Text_20_body" style:list-style-name="L4">
      <style:paragraph-properties fo:margin-top="0in" fo:margin-bottom="0in" loext:contextual-spacing="false"/>
      <style:text-properties fo:color="#ff0000" style:font-name="Monospace" fo:font-size="14pt"/>
    </style:style>
    <style:style style:name="P7" style:family="paragraph" style:parent-style-name="Text_20_body" style:list-style-name="L4">
      <style:paragraph-properties fo:margin-top="0in" fo:margin-bottom="0in" loext:contextual-spacing="false" fo:text-align="start" style:justify-single-word="false"/>
      <style:text-properties fo:color="#ff0000" style:font-name="Monospace" fo:font-size="14pt"/>
    </style:style>
    <style:style style:name="P8" style:family="paragraph" style:parent-style-name="Text_20_body" style:list-style-name="L4">
      <style:paragraph-properties fo:margin-top="0in" fo:margin-bottom="0in" loext:contextual-spacing="false" fo:break-before="page"/>
    </style:style>
    <style:style style:name="P9" style:family="paragraph" style:parent-style-name="Text_20_body" style:list-style-name="L4">
      <style:paragraph-properties fo:break-before="page"/>
    </style:style>
    <style:style style:name="P10" style:family="paragraph" style:parent-style-name="Preformatted_20_Text" style:list-style-name="L4"/>
    <style:style style:name="P11" style:family="paragraph" style:parent-style-name="Preformatted_20_Text">
      <style:paragraph-properties fo:margin-top="0in" fo:margin-bottom="0.1965in" loext:contextual-spacing="false"/>
    </style:style>
    <style:style style:name="P12" style:family="paragraph" style:parent-style-name="Preformatted_20_Text" style:list-style-name="L4">
      <style:paragraph-properties fo:margin-top="0in" fo:margin-bottom="0.1965in" loext:contextual-spacing="false"/>
    </style:style>
    <style:style style:name="P13" style:family="paragraph" style:parent-style-name="Preformatted_20_Text" style:list-style-name="L4">
      <style:paragraph-properties fo:margin-top="0in" fo:margin-bottom="0.1965in" loext:contextual-spacing="false" fo:break-before="page"/>
    </style:style>
    <style:style style:name="P14" style:family="paragraph" style:parent-style-name="Preformatted_20_Text" style:list-style-name="L4">
      <style:paragraph-properties fo:break-before="page"/>
    </style:style>
    <style:style style:name="P15"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color="#008000"/>
    </style:style>
    <style:style style:name="T3" style:family="text">
      <style:text-properties fo:color="#4444ff"/>
    </style:style>
    <style:style style:name="T4" style:family="text">
      <style:text-properties fo:color="#000000" style:font-name="Monospace" fo:font-size="14pt"/>
    </style:style>
    <style:style style:name="T5" style:family="text">
      <style:text-properties fo:color="#ff0000" style:font-name="Monospace" fo:font-size="14pt"/>
    </style:style>
    <style:style style:name="T6" style:family="text">
      <style:text-properties fo:color="#0000ee" style:font-name="Monospace" fo:font-size="14pt" style:text-underline-style="solid" style:text-underline-width="auto" style:text-und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ffice:annotation><dc:date>2015-03-18T15:43:58.075467086</dc:date><text:list text:style-name=""><text:list-item><text:p>HTML: &lt;meta name="created" content="00:00:00"&gt;</text:p></text:list-item></text:list></office:annotation><office:annotation><dc:date>2015-03-18T15:43:58.075508139</dc:date><text:list text:continue-numbering="true" text:style-name=""><text:list-item><text:p>HTML: &lt;meta name="changedby" content="Lathian Horton"&gt;</text:p></text:list-item></text:list></office:annotation><office:annotation><dc:date>2015-03-18T15:43:58.075515375</dc:date><text:list text:continue-numbering="true" text:style-name=""><text:list-item><text:p>HTML: &lt;meta name="changed" content="2015-03-18T15:41:08.525046855"&gt;</text:p></text:list-item></text:list></office:annotation>Class 12: Homework</text:p>
      <text:p text:style-name="Horizontal_20_Line"/>
      <text:p text:style-name="P3"><text:span text:style-name="T1">You must print this sheet out and write/type answers on it!</text:span> </text:p>
      <text:p text:style-name="Horizontal_20_Line"/>
      <text:list xml:id="list5680531420567828371" text:style-name="L4">
        <text:list-item>
          <text:p text:style-name="P4">Consider the following code (assume it's all in the same package): </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text:span text:style-name="T1">File </text:span><text:span text:style-name="Source_20_Text"><text:span text:style-name="T1">Pet.java</text:span></text:span></text:p>
            <text:p text:style-name="Horizontal_20_Line"/>
            <text:p text:style-name="Preformatted_20_Text"><text:span text:style-name="Strong_20_Emphasis">public</text:span> <text:span text:style-name="Strong_20_Emphasis">class</text:span> Pet</text:p>
            <text:p text:style-name="Preformatted_20_Text"><text:span text:style-name="Strong_20_Emphasis">{</text:span></text:p>
            <text:p text:style-name="Preformatted_20_Text"><text:s text:c="2"/><text:span text:style-name="Strong_20_Emphasis">public</text:span> String call<text:span text:style-name="Strong_20_Emphasis">()</text:span></text:p>
            <text:p text:style-name="Preformatted_20_Text"><text:s text:c="2"/><text:span text:style-name="Strong_20_Emphasis">{</text:span> A</text:p>
            <text:p text:style-name="Preformatted_20_Text"><text:s text:c="4"/><text:span text:style-name="Strong_20_Emphasis">return</text:span> <text:span text:style-name="T2">"!!!"</text:span>;</text:p>
            <text:p text:style-name="Preformatted_20_Text"><text:s text:c="2"/><text:span text:style-name="Strong_20_Emphasis">}</text:span></text:p>
            <text:p text:style-name="Preformatted_20_Text"><text:s text:c="2"/><text:span text:style-name="Strong_20_Emphasis">public</text:span> String feet<text:span text:style-name="Strong_20_Emphasis">()</text:span></text:p>
            <text:p text:style-name="Preformatted_20_Text"><text:s text:c="2"/><text:span text:style-name="Strong_20_Emphasis">{</text:span> B</text:p>
            <text:p text:style-name="Preformatted_20_Text"><text:s text:c="4"/><text:span text:style-name="Strong_20_Emphasis">return</text:span> <text:span text:style-name="T2">"four"</text:span>;</text:p>
            <text:p text:style-name="Preformatted_20_Text"><text:s text:c="2"/><text:span text:style-name="Strong_20_Emphasis">}</text:span></text:p>
            <text:p text:style-name="P11"><text:span text:style-name="Strong_20_Emphasis">}</text:span></text:p>
          </table:table-cell>
          <table:table-cell table:style-name="Table1.B1" office:value-type="string">
            <text:p text:style-name="P1"><text:span text:style-name="T1">File </text:span><text:span text:style-name="Source_20_Text"><text:span text:style-name="T1">Dog.java</text:span></text:span></text:p>
            <text:p text:style-name="Horizontal_20_Line"/>
            <text:p text:style-name="Preformatted_20_Text"><text:span text:style-name="Strong_20_Emphasis">public</text:span> <text:span text:style-name="Strong_20_Emphasis">class</text:span> Dog <text:span text:style-name="Strong_20_Emphasis">extends</text:span> Pet</text:p>
            <text:p text:style-name="Preformatted_20_Text"><text:span text:style-name="Strong_20_Emphasis">{</text:span></text:p>
            <text:p text:style-name="Preformatted_20_Text"><text:s text:c="2"/><text:span text:style-name="Strong_20_Emphasis">public</text:span> String call<text:span text:style-name="Strong_20_Emphasis">()</text:span></text:p>
            <text:p text:style-name="Preformatted_20_Text"><text:s text:c="2"/><text:span text:style-name="Strong_20_Emphasis">{</text:span> C</text:p>
            <text:p text:style-name="Preformatted_20_Text"><text:s text:c="4"/><text:span text:style-name="Strong_20_Emphasis">return</text:span> <text:span text:style-name="T2">"woof!"</text:span>;</text:p>
            <text:p text:style-name="Preformatted_20_Text"><text:s text:c="2"/><text:span text:style-name="Strong_20_Emphasis">}</text:span></text:p>
            <text:p text:style-name="Preformatted_20_Text"><text:s text:c="2"/><text:span text:style-name="Strong_20_Emphasis">public</text:span> String toString<text:span text:style-name="Strong_20_Emphasis">()</text:span></text:p>
            <text:p text:style-name="Preformatted_20_Text"><text:s text:c="2"/><text:span text:style-name="Strong_20_Emphasis">{</text:span> D</text:p>
            <text:p text:style-name="Preformatted_20_Text"><text:s text:c="4"/><text:span text:style-name="Strong_20_Emphasis">return</text:span> <text:span text:style-name="T2">"I'm a dog, pet me!"</text:span>;</text:p>
            <text:p text:style-name="Preformatted_20_Text"><text:s text:c="2"/><text:span text:style-name="Strong_20_Emphasis">}</text:span></text:p>
            <text:p text:style-name="Preformatted_20_Text"><text:s text:c="2"/><text:span text:style-name="Strong_20_Emphasis">public</text:span> String call<text:span text:style-name="Strong_20_Emphasis">(int</text:span> k<text:span text:style-name="Strong_20_Emphasis">)</text:span></text:p>
            <text:p text:style-name="Preformatted_20_Text"><text:s text:c="2"/><text:span text:style-name="Strong_20_Emphasis">{</text:span> E</text:p>
            <text:p text:style-name="Preformatted_20_Text"><text:s text:c="4"/>String s = <text:span text:style-name="T2">"Woof"</text:span>;</text:p>
            <text:p text:style-name="Preformatted_20_Text"><text:s text:c="4"/><text:span text:style-name="Strong_20_Emphasis">for(int</text:span> i = <text:span text:style-name="T3">1</text:span>; i &lt; k; ++i<text:span text:style-name="Strong_20_Emphasis">)</text:span></text:p>
            <text:p text:style-name="Preformatted_20_Text"><text:s text:c="6"/>s += <text:span text:style-name="T2">", woof"</text:span>;</text:p>
            <text:p text:style-name="Preformatted_20_Text"><text:s text:c="4"/><text:span text:style-name="Strong_20_Emphasis">return</text:span> s + <text:span text:style-name="T2">"!"</text:span>;</text:p>
            <text:p text:style-name="Preformatted_20_Text"><text:s text:c="2"/><text:span text:style-name="Strong_20_Emphasis">}</text:span></text:p>
            <text:p text:style-name="P11"><text:span text:style-name="Strong_20_Emphasis">}</text:span></text:p>
          </table:table-cell>
          <table:table-cell table:style-name="Table1.C1" office:value-type="string">
            <text:p text:style-name="P1"><text:span text:style-name="T1">File </text:span><text:span text:style-name="Source_20_Text"><text:span text:style-name="T1">Cat.java</text:span></text:span></text:p>
            <text:p text:style-name="Horizontal_20_Line"/>
            <text:p text:style-name="Preformatted_20_Text"><text:span text:style-name="Strong_20_Emphasis">public</text:span> <text:span text:style-name="Strong_20_Emphasis">class</text:span> Cat <text:span text:style-name="Strong_20_Emphasis">extends</text:span> Pet</text:p>
            <text:p text:style-name="Preformatted_20_Text"><text:span text:style-name="Strong_20_Emphasis">{</text:span></text:p>
            <text:p text:style-name="Preformatted_20_Text"><text:s text:c="2"/><text:span text:style-name="Strong_20_Emphasis">public</text:span> String call<text:span text:style-name="Strong_20_Emphasis">()</text:span></text:p>
            <text:p text:style-name="Preformatted_20_Text"><text:s text:c="2"/><text:span text:style-name="Strong_20_Emphasis">{</text:span> F</text:p>
            <text:p text:style-name="Preformatted_20_Text"><text:s text:c="4"/><text:span text:style-name="Strong_20_Emphasis">return</text:span> <text:span text:style-name="T2">"meow!"</text:span>;</text:p>
            <text:p text:style-name="Preformatted_20_Text"><text:s text:c="2"/><text:span text:style-name="Strong_20_Emphasis">}</text:span></text:p>
            <text:p text:style-name="Preformatted_20_Text"><text:s text:c="2"/><text:span text:style-name="Strong_20_Emphasis">public</text:span> String toString<text:span text:style-name="Strong_20_Emphasis">()</text:span></text:p>
            <text:p text:style-name="Preformatted_20_Text"><text:s text:c="2"/><text:span text:style-name="Strong_20_Emphasis">{</text:span> G</text:p>
            <text:p text:style-name="Preformatted_20_Text"><text:s text:c="4"/><text:span text:style-name="Strong_20_Emphasis">return</text:span> <text:span text:style-name="T2">"I'm a cat, go away!"</text:span>;</text:p>
            <text:p text:style-name="Preformatted_20_Text"><text:s text:c="2"/><text:span text:style-name="Strong_20_Emphasis">}</text:span></text:p>
            <text:p text:style-name="Preformatted_20_Text"><text:s text:c="2"/><text:span text:style-name="Strong_20_Emphasis">public</text:span> String toString<text:span text:style-name="Strong_20_Emphasis">(</text:span>String b<text:span text:style-name="Strong_20_Emphasis">)</text:span></text:p>
            <text:p text:style-name="Preformatted_20_Text"><text:s text:c="2"/><text:span text:style-name="Strong_20_Emphasis">{</text:span> H</text:p>
            <text:p text:style-name="Preformatted_20_Text"><text:s text:c="4"/><text:span text:style-name="Strong_20_Emphasis">return</text:span> b + <text:span text:style-name="T2">"? ... " +</text:span></text:p>
            <text:p text:style-name="Preformatted_20_Text"><text:span text:style-name="T2"><text:s text:c="4"/>"Don't waste my time."</text:span>;</text:p>
            <text:p text:style-name="Preformatted_20_Text"><text:s text:c="2"/><text:span text:style-name="Strong_20_Emphasis">}</text:span></text:p>
            <text:p text:style-name="P11"><text:span text:style-name="Strong_20_Emphasis">}</text:span></text:p>
          </table:table-cell>
        </table:table-row>
      </table:table>
      <text:list xml:id="list154460353061264" text:continue-numbering="true" text:style-name="L4">
        <text:list-header>
          <text:p text:style-name="P4"> </text:p>
          <text:list>
            <text:list-item>
              <text:p text:style-name="P2">Consider the call: </text:p>
              <text:p text:style-name="P10">Dog d = <text:span text:style-name="Strong_20_Emphasis">new</text:span> Dog<text:span text:style-name="Strong_20_Emphasis">()</text:span>;</text:p>
              <text:p text:style-name="P10">System.out.println<text:span text:style-name="Strong_20_Emphasis">(</text:span>d.call<text:span text:style-name="Strong_20_Emphasis">(</text:span><text:span text:style-name="T3">3</text:span><text:span text:style-name="Strong_20_Emphasis">))</text:span>;</text:p>
              <text:p text:style-name="P12"><text:s text:c="12"/></text:p>
              <text:p text:style-name="P4">Actual method called is (circle one): <text:span text:style-name="T1">E</text:span> a method from class <text:span text:style-name="T1">Dog.</text:span></text:p>
              <text:p text:style-name="P4"><text:span text:style-name="T1">Output: “</text:span><text:span text:style-name="T4">Woof, woof, woof!”</text:span></text:p>
              <text:p text:style-name="P4"> </text:p>
              <text:p text:style-name="P4">This is an example of (circle all that apply): <text:span text:style-name="T1">overloading</text:span> . </text:p>
              <text:p text:style-name="P4"> </text:p>
            </text:list-item>
            <text:list-item>
              <text:p text:style-name="P2">Consider the call: </text:p>
              <text:p text:style-name="P10">Object c = <text:span text:style-name="Strong_20_Emphasis">new</text:span> Cat<text:span text:style-name="Strong_20_Emphasis">()</text:span>;</text:p>
              <text:p text:style-name="P10">System.out.println<text:span text:style-name="Strong_20_Emphasis">(</text:span>c<text:span text:style-name="Strong_20_Emphasis">)</text:span>;</text:p>
              <text:p text:style-name="P12"><text:s text:c="12"/></text:p>
              <text:p text:style-name="P4">Actual method called is (circle one): <text:span text:style-name="T1">G</text:span> a method from class <text:span text:style-name="T1">Cat. </text:span></text:p>
              <text:p text:style-name="P4"><text:span text:style-name="T1">Output: “ </text:span><text:span text:style-name="T4">I'm a cat, go away!”</text:span></text:p>
              <text:p text:style-name="P4">This is an example of (circle all that apply): <text:span text:style-name="T1">overriding/polymorphism, Object itself has a toString() </text:span></text:p>
              <text:p text:style-name="P5">method. Java_8_API/api/java/lang/Object.html (downloadable API HTML files)</text:p>
              <text:p text:style-name="P4"> </text:p>
            </text:list-item>
            <text:list-item>
              <text:p text:style-name="P2">Consider the call: </text:p>
              <text:p text:style-name="P10">Object v = <text:span text:style-name="Strong_20_Emphasis">new</text:span> Pet<text:span text:style-name="Strong_20_Emphasis">()</text:span>;</text:p>
              <text:p text:style-name="P12">System.out.println<text:span text:style-name="Strong_20_Emphasis">(</text:span>v.call<text:span text:style-name="Strong_20_Emphasis">())</text:span>;</text:p>
              <text:p text:style-name="P4">Actual method called is (circle one): <text:span text:style-name="T1">ERROR!</text:span></text:p>
              <text:p text:style-name="P4">“<text:span text:style-name="T5">Exception in thread "main" java.lang.Error: Unresolved </text:span></text:p>
              <text:p text:style-name="P6">compilation problem: The method call() is undefined for </text:p>
              <text:p text:style-name="P4"><text:span text:style-name="T5">the type Object at Main.main(</text:span><text:span text:style-name="T6">Main.java:4</text:span><text:span text:style-name="T5">)</text:span>”</text:p>
              <text:p text:style-name="P4"> </text:p>
              <text:p text:style-name="P4">This is an example of <text:span text:style-name="T1">trying to call a method that exists in the actual object but your are calling it through the parent type and that method does not exist in the parent type. The context is wrong, you have the wrong “type handle” on the object to be doing this. That is the declared type of v is wrong for the method. The JVM does dynamic binding and throws an exception on this one you'd cave to case it with System.out.println((Pet)v.call());</text:span></text:p>
              <text:p text:style-name="P4"> </text:p>
            </text:list-item>
            <text:list-item>
              <text:p text:style-name="P9">Consider the call: </text:p>
              <text:p text:style-name="P14">Pet p = <text:span text:style-name="Strong_20_Emphasis">new</text:span> Pet<text:span text:style-name="Strong_20_Emphasis">()</text:span>;</text:p>
              <text:p text:style-name="P14">System.out.println<text:span text:style-name="Strong_20_Emphasis">(</text:span>p<text:span text:style-name="Strong_20_Emphasis">)</text:span>;</text:p>
              <text:p text:style-name="P13"><text:s text:c="12"/></text:p>
              <text:p text:style-name="P8">Actual method called is (circle one): <text:span text:style-name="T1">a method from class Object specifically Object.toString()</text:span> </text:p>
              <text:p text:style-name="P4"><text:span text:style-name="T1">Output: “ </text:span><text:span text:style-name="T4">Pet@30f39991”</text:span></text:p>
              <text:p text:style-name="P8"> </text:p>
              <text:p text:style-name="P8">This is an example of (circle all that apply): <text:span text:style-name="T1">inheritance, a class inherits the methods of it's parent.</text:span> </text:p>
              <text:p text:style-name="P8"> </text:p>
            </text:list-item>
            <text:list-item>
              <text:p text:style-name="P2">Consider the call: </text:p>
              <text:p text:style-name="P10">Pet q = <text:span text:style-name="Strong_20_Emphasis">new</text:span> Dog<text:span text:style-name="Strong_20_Emphasis">()</text:span>;</text:p>
              <text:p text:style-name="P10">System.out.println<text:span text:style-name="Strong_20_Emphasis">(</text:span>q.call<text:span text:style-name="Strong_20_Emphasis">())</text:span>;</text:p>
              <text:p text:style-name="P12"><text:s text:c="12"/></text:p>
              <text:p text:style-name="P4">Actual method called is (circle one): <text:span text:style-name="T1">C</text:span> </text:p>
              <text:p text:style-name="P4"><text:span text:style-name="T1">Output: “ </text:span><text:span text:style-name="T4">woof!”</text:span></text:p>
              <text:p text:style-name="P4"> </text:p>
              <text:p text:style-name="P4">This is an example of (circle all that apply): <text:span text:style-name="T1">overriding</text:span> <text:span text:style-name="T1">Pet method.</text:span> </text:p>
              <text:p text:style-name="P4"> </text:p>
            </text:list-item>
            <text:list-item>
              <text:p text:style-name="P2">Consider the call: </text:p>
              <text:p text:style-name="P10">Cat t = <text:span text:style-name="Strong_20_Emphasis">new</text:span> Cat<text:span text:style-name="Strong_20_Emphasis">()</text:span>;</text:p>
              <text:p text:style-name="P10">System.out.println<text:span text:style-name="Strong_20_Emphasis">(</text:span>t.toString<text:span text:style-name="Strong_20_Emphasis">(</text:span><text:span text:style-name="T2">"Come here, kitty"</text:span><text:span text:style-name="Strong_20_Emphasis">))</text:span>;</text:p>
              <text:p text:style-name="P12"><text:s text:c="12"/></text:p>
              <text:p text:style-name="P4">Actual method called is (circle one): <text:span text:style-name="T1">H</text:span></text:p>
              <text:p text:style-name="P4"><text:span text:style-name="T1">Output: “ </text:span><text:span text:style-name="T4">Come here, kitty? ... Don't waste my time.” </text:span></text:p>
              <text:p text:style-name="P4"> </text:p>
              <text:p text:style-name="P4">This is an example of (circle all that apply): <text:span text:style-name="T1">overloading</text:span></text:p>
              <text:p text:style-name="P4"> </text:p>
            </text:list-item>
            <text:list-item>
              <text:p text:style-name="P2">Consider the call: </text:p>
              <text:p text:style-name="P10">Cat u = <text:span text:style-name="Strong_20_Emphasis">new</text:span> Cat<text:span text:style-name="Strong_20_Emphasis">()</text:span>;</text:p>
              <text:p text:style-name="P10">System.out.println<text:span text:style-name="Strong_20_Emphasis">(</text:span>u.call<text:span text:style-name="Strong_20_Emphasis">(</text:span><text:span text:style-name="T3">3</text:span><text:span text:style-name="Strong_20_Emphasis">))</text:span>;</text:p>
              <text:p text:style-name="P12"><text:s text:c="12"/></text:p>
              <text:p text:style-name="P4">Actual method called is (circle one): <text:span text:style-name="T1">Error!</text:span> </text:p>
              <text:p text:style-name="P4"><text:span text:style-name="T1">Output: “</text:span><text:span text:style-name="T5">Exception in thread "main" java.lang.Error: Unresolved compilation problem: </text:span></text:p>
              <text:p text:style-name="P7">The method call() in the type Cat is not applicable for the arguments (int)</text:p>
              <text:p text:style-name="P4"><text:span text:style-name="T5">at Main.main(</text:span><text:span text:style-name="T6">Main.java:4</text:span><text:span text:style-name="T5">)</text:span>“</text:p>
              <text:p text:style-name="P4"> </text:p>
              <text:p text:style-name="P4">This is an example of (circle all that apply): <text:span text:style-name="T1">it-was-an-error!</text:span> </text:p>
              <text:p text:style-name="P4"> </text:p>
            </text:list-item>
            <text:list-item>
              <text:p text:style-name="P2">Consider the call: </text:p>
              <text:p text:style-name="P10">Dog e = <text:span text:style-name="Strong_20_Emphasis">new</text:span> Dog<text:span text:style-name="Strong_20_Emphasis">()</text:span>;</text:p>
              <text:p text:style-name="P10">System.out.println<text:span text:style-name="Strong_20_Emphasis">(</text:span>e.feet<text:span text:style-name="Strong_20_Emphasis">())</text:span>;</text:p>
              <text:p text:style-name="P12"><text:s text:c="12"/></text:p>
              <text:p text:style-name="P4">Actual method called is (circle one): <text:span text:style-name="T1">B</text:span></text:p>
              <text:p text:style-name="P4"><text:span text:style-name="T1">Output: “</text:span><text:span text:style-name="T4">four”</text:span></text:p>
              <text:p text:style-name="P4"> </text:p>
              <text:p text:style-name="P4">This is an example of (circle all that apply): <text:span text:style-name="T1">inheritance!</text:span> </text:p>
              <text:p text:style-name="P4"> </text:p>
            </text:list-item>
            <text:list-item>
              <text:p text:style-name="P2">Consider the call: </text:p>
              <text:p text:style-name="P10">Pet r = <text:span text:style-name="Strong_20_Emphasis">new</text:span> Dog<text:span text:style-name="Strong_20_Emphasis">()</text:span>;</text:p>
              <text:p text:style-name="P10">System.out.println<text:span text:style-name="Strong_20_Emphasis">(</text:span>r.call<text:span text:style-name="Strong_20_Emphasis">(</text:span><text:span text:style-name="T3">3</text:span><text:span text:style-name="Strong_20_Emphasis">))</text:span>;</text:p>
              <text:p text:style-name="P12"><text:s text:c="12"/></text:p>
              <text:p text:style-name="P4">Actual method called is (circle one): <text:span text:style-name="T1">Error!</text:span> </text:p>
              <text:p text:style-name="P4"><text:span text:style-name="T1">Output: “</text:span><text:span text:style-name="T5">Exception in thread "main" java.lang.Error: Unresolved compilation problem: </text:span></text:p>
              <text:p text:style-name="P6">The method call() in the type Pet is not applicable for the arguments (int)</text:p>
              <text:p text:style-name="P4"><text:span text:style-name="T5">at Main.main(</text:span><text:span text:style-name="T6">Main.java:4</text:span><text:span text:style-name="T5">)</text:span>“</text:p>
              <text:p text:style-name="P4"> </text:p>
              <text:p text:style-name="P4">This is an example of (circle all that apply): <text:span text:style-name="T1">it-was-an-error!</text:span> Basically the same deal as C. I recommend Eclipse if you are going to </text:p>
              <text:p text:style-name="P4">make this amount of errors. It caught ever single one of the illegal calls. </text:p>
            </text:list-item>
          </text:list>
          <text:p text:style-name="P9">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monospace"/>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ass 12: Homework</dc:title>
    <dc:creator>Lathian Horton</dc:creator>
    <meta:document-statistic meta:table-count="1" meta:image-count="0" meta:object-count="0" meta:page-count="1" meta:paragraph-count="139" meta:word-count="634" meta:character-count="3972" meta:non-whitespace-character-count="3220"/>
    <meta:generator>LibreOffice/4.3.3.2$Linux_X86_64 LibreOffice_project/430m0$Build-2</meta:generator>
  </office:meta>
</office:document-meta>
</file>